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style:rfc-language-tag="es-ES-u-co-trad" fo:language="es" fo:country="ES" style:font-size-asian="9pt" style:font-size-complex="9pt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line-height="150%" fo:text-indent="-0.501cm" style:auto-text-indent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101cm" loext:contextual-spacing="false"/>
    </style:style>
    <style:style style:name="P6" style:family="paragraph" style:parent-style-name="Standard">
      <style:paragraph-properties fo:margin-top="0cm" fo:margin-bottom="0.101cm" loext:contextual-spacing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.3cm" loext:contextual-spacing="false"/>
    </style:style>
    <style:style style:name="P8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>
      <style:paragraph-properties fo:margin-top="0cm" fo:margin-bottom="0.101cm" loext:contextual-spacing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f7b78" style:font-size-asian="14pt" style:font-weight-asian="bold" style:font-size-complex="14pt"/>
    </style:style>
    <style:style style:name="T3" style:family="text">
      <style:text-properties officeooo:rsid="001f7b78"/>
    </style:style>
    <style:style style:name="T4" style:family="text">
      <style:text-properties officeooo:rsid="001ff7e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uente_20_de_20_párrafo_20_predeter."><text:span text:style-name="T2">DAW</text:span></text:span><text:span text:style-name="Fuente_20_de_20_párrafo_20_predeter."><text:span text:style-name="T1"> 1</text:span></text:span></text:p>
      <text:p text:style-name="P2">L<text:span text:style-name="T3">i</text:span>ngua<text:span text:style-name="T3">x</text:span>e<text:span text:style-name="T3">s</text:span> de Marcas</text:p>
      <text:p text:style-name="P3"/>
      <text:p text:style-name="P4">Práctica </text:p>
      <text:p text:style-name="P5">En esta práctica tendréis que trabajar con CSS3 a un nivel muy básico y sencillo, se trata de afianzar los conocimientos adquiridos en clase.</text:p>
      <text:p text:style-name="P5">Para realizar este ejercicio <text:span text:style-name="T4">reali</text:span>zaréis e<text:span text:style-name="T4">n</text:span> HTML la práctica : “Tarta de la abuela.”<text:span text:style-name="T4">, de la cual os paso imagen</text:span>. </text:p>
      <text:p text:style-name="P7">A continuación se detallan las reglas CSS que tendréis que crear para esta práctica, tendréis que hacerlo en un archivo .css externo, es un requisito imprescindible.</text:p>
      <text:p text:style-name="P4">Requisitos mínimos:</text:p>
      <text:list xml:id="list2776256314" text:style-name="L1">
        <text:list-item>
          <text:p text:style-name="P9">El título principal:</text:p>
          <text:list>
            <text:list-item>
              <text:p text:style-name="P9">Estará centrado.</text:p>
            </text:list-item>
            <text:list-item>
              <text:p text:style-name="P9">Tendrá un fondo de color #58D3F7.</text:p>
            </text:list-item>
            <text:list-item>
              <text:p text:style-name="P9">Su fuente tendrá un tamaño de 25px.</text:p>
            </text:list-item>
            <text:list-item>
              <text:p text:style-name="P9">Su fuente será la Verdana.</text:p>
            </text:list-item>
            <text:list-item>
              <text:p text:style-name="P9">Tendrá un borde de 1px en color azul oscuro.</text:p>
            </text:list-item>
            <text:list-item>
              <text:p text:style-name="P9">Tendrá un relleno de 5px.</text:p>
            </text:list-item>
          </text:list>
        </text:list-item>
        <text:list-item>
          <text:p text:style-name="P9">El subtítulo “Ingredientes”</text:p>
          <text:list>
            <text:list-item>
              <text:p text:style-name="P9">Estará centrado.</text:p>
            </text:list-item>
            <text:list-item>
              <text:p text:style-name="P9">Tendrá un fondo de color #58ACFA.</text:p>
            </text:list-item>
            <text:list-item>
              <text:p text:style-name="P9">Su fuente tendrá un tamaño de 20px.</text:p>
            </text:list-item>
            <text:list-item>
              <text:p text:style-name="P9">Su fuente será la Verdana.</text:p>
            </text:list-item>
            <text:list-item>
              <text:p text:style-name="P9">Tendrá un borde de 1px en color azul oscuro.</text:p>
            </text:list-item>
            <text:list-item>
              <text:p text:style-name="P9">Tendrá un relleno de 3px.</text:p>
            </text:list-item>
          </text:list>
        </text:list-item>
        <text:list-item>
          <text:p text:style-name="P9">Las frases “retirar del fuego” y “mínimo una hora” irán resaltadas.</text:p>
        </text:list-item>
        <text:list-item>
          <text:p text:style-name="P9">La lista de ingredientes irá en cursiva y tendrá un color de fondo específico (podéis elegir el color).</text:p>
        </text:list-item>
        <text:list-item>
          <text:p text:style-name="P9"><text:s/>El título “Consejos Culinarios” tiene que:</text:p>
          <text:list>
            <text:list-item>
              <text:p text:style-name="P9">Tener un color fondo (a vuestra elección).</text:p>
            </text:list-item>
            <text:list-item>
              <text:p text:style-name="P9">Un color de fuente diferente al negro (a vuestra elección)</text:p>
            </text:list-item>
          </text:list>
        </text:list-item>
        <text:list-item>
          <text:p text:style-name="P9">No puede haber ningún elemento al que se le aplique estilo mediante etiquetas en HTML o dentro del código HTMl, así que, de ser necesario, habrá que crear nuevas reglas CSS para mantener el estilo previo.</text:p>
        </text:list-item>
      </text:list>
      <text:p text:style-name="P5"/>
      <text:p text:style-name="P5">Tenéis que utilizar como mínimo:</text:p>
      <text:list xml:id="list465318041" text:style-name="L2">
        <text:list-item>
          <text:p text:style-name="P10">Un selector id.</text:p>
        </text:list-item>
        <text:list-item>
          <text:p text:style-name="P10">Un selector class.</text:p>
        </text:list-item>
        <text:list-item>
          <text:p text:style-name="P10">Un selector descendente.</text:p>
        </text:list-item>
      </text:list>
      <text:p text:style-name="P5"/>
      <text:p text:style-name="P5">En cada caso debe de tener sentido su utilización y deberéis de adjuntar un pequeño comentario de porqué utilizáis cada tipo de selector en cada ocasión.</text:p>
      <text:p text:style-name="P5">Recordad seguir el estándar a la hora de realizar la práctica.<text:line-break/></text:p>
      <text:p text:style-name="P6">Tendréis que entregar tanto el archivo .css como el archivo .html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rfc-language-tag="es-ES-u-co-trad" fo:language="es" fo:country="E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subject/>
    <meta:initial-creator>dep.leng.</meta:initial-creator>
    <meta:creation-date>2007-09-19T14:38:00Z</meta:creation-date>
    <dc:date>2021-11-08T19:02:49.513000000</dc:date>
    <meta:print-date>2006-06-21T12:57:00Z</meta:print-date>
    <meta:editing-cycles>26</meta:editing-cycles>
    <meta:editing-duration>PT4H56M53S</meta:editing-duration>
    <meta:document-statistic meta:table-count="0" meta:image-count="0" meta:object-count="0" meta:page-count="1" meta:paragraph-count="34" meta:word-count="325" meta:character-count="1807" meta:non-whitespace-character-count="1535"/>
    <meta:template xlink:type="simple" xlink:actuate="onRequest" xlink:title="" xlink:href="Normal.dotm"/>
  </office:meta>
</office:document-meta>
</file>